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1" svg:font-family="'Liberation San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84mm"/>
    </style:style>
    <style:style style:name="co2" style:family="table-column">
      <style:table-column-properties fo:break-before="auto" style:column-width="160.85mm"/>
    </style:style>
    <style:style style:name="co3" style:family="table-column">
      <style:table-column-properties fo:break-before="auto" style:column-width="27.15mm"/>
    </style:style>
    <style:style style:name="ro1" style:family="table-row">
      <style:table-row-properties style:row-height="9mm" fo:break-before="auto" style:use-optimal-row-height="false"/>
    </style:style>
    <style:style style:name="ro2" style:family="table-row">
      <style:table-row-properties style:row-height="5.03mm" fo:break-before="auto" style:use-optimal-row-height="false"/>
    </style:style>
    <style:style style:name="ro3" style:family="table-row">
      <style:table-row-properties style:row-height="5.03mm" fo:break-before="auto" style:use-optimal-row-height="false"/>
    </style:style>
    <style:style style:name="ro4" style:family="table-row">
      <style:table-row-properties style:row-height="10.05mm" fo:break-before="auto" style:use-optimal-row-height="false"/>
    </style:style>
    <style:style style:name="ro5" style:family="table-row">
      <style:table-row-properties style:row-height="5.03mm" fo:break-before="page" style:use-optimal-row-height="false"/>
    </style:style>
    <style:style style:name="ro6" style:family="table-row">
      <style:table-row-properties style:row-height="15.08mm" fo:break-before="auto" style:use-optimal-row-height="false"/>
    </style:style>
    <style:style style:name="ta1" style:family="table" style:master-page-name="PageStyle_5f_BP">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1" style:family="table-cell" style:parent-style-name="Default" style:data-style-name="N3">
      <style:table-cell-properties style:glyph-orientation-vertical="0" fo:background-color="#ffff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5" style:family="table-cell" style:parent-style-name="Default" style:data-style-name="N119">
      <style:table-cell-properties style:glyph-orientation-vertical="0" fo:background-color="#ffff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 style:family="table-cell" style:parent-style-name="Default" style:data-style-name="N119">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0" style:family="table-cell" style:parent-style-name="Default" style:data-style-name="N11">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position="0% 100%"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BP" table:style-name="ta1">
        <office:forms form:automatic-focus="false" form:apply-design-mode="false"/>
        <table:table-column table:style-name="co1" table:default-cell-style-name="ce3"/>
        <table:table-column table:style-name="co2" table:default-cell-style-name="ce3"/>
        <table:table-column table:style-name="co1" table:default-cell-style-name="ce8"/>
        <table:table-column table:style-name="co3" table:default-cell-style-name="ce3"/>
        <table:table-column table:style-name="co1" table:number-columns-repeated="253" table:default-cell-style-name="ce3"/>
        <table:table-column table:style-name="co1" table:number-columns-repeated="767" table:default-cell-style-name="Default"/>
        <table:table-row table:style-name="ro1">
          <table:table-cell table:style-name="ce1" office:value-type="string" calcext:value-type="string">
            <text:p>N° de prix</text:p>
          </table:table-cell>
          <table:table-cell table:style-name="ce5" office:value-type="string" calcext:value-type="string">
            <text:p>Désignation des travaux et fournitures</text:p>
            <text:p>Prix unitaires hors taxes (en lettres)</text:p>
          </table:table-cell>
          <table:table-cell table:style-name="ce1" office:value-type="string" calcext:value-type="string">
            <text:p>Unité</text:p>
          </table:table-cell>
          <table:table-cell table:style-name="ce5" office:value-type="string" calcext:value-type="string">
            <text:p>Prix Unitaires H.T.</text:p>
          </table:table-cell>
          <table:table-cell table:number-columns-repeated="1020"/>
        </table:table-row>
        <table:table-row table:style-name="ro2">
          <table:table-cell table:style-name="ce1" office:value-type="string" calcext:value-type="string" table:number-columns-spanned="4" table:number-rows-spanned="1">
            <text:p>Vérifications réglementaires des installations électriques d’UIRC</text:p>
          </table:table-cell>
          <table:covered-table-cell table:number-columns-repeated="3" table:style-name="ce1"/>
          <table:table-cell table:number-columns-repeated="1020"/>
        </table:table-row>
        <table:table-row table:style-name="ro3">
          <table:table-cell table:style-name="ce2" office:value-type="string" calcext:value-type="string">
            <text:p>CRU101</text:p>
          </table:table-cell>
          <table:table-cell table:style-name="ce2" office:value-type="string" calcext:value-type="string">
            <text:p>Vérification périodique pour l’installation d’un Poste de Livraison (PL)</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U102</text:p>
          </table:table-cell>
          <table:table-cell table:style-name="ce2" office:value-type="string" calcext:value-type="string">
            <text:p>Vérification périodique pour l’installation d’un Poste d’Interconnexion (PI)</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U103</text:p>
          </table:table-cell>
          <table:table-cell table:style-name="ce2" office:value-type="string" calcext:value-type="string">
            <text:p>Vérification périodique pour l’installation d’un Poste de Transformation (TR)</text:p>
          </table:table-cell>
          <table:table-cell table:style-name="ce7" office:value-type="string" calcext:value-type="string">
            <text:p>F</text:p>
          </table:table-cell>
          <table:table-cell table:style-name="ce9" office:value-type="currency" office:currency="EUR" office:value="200" calcext:value-type="currency">
            <text:p>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U104</text:p>
          </table:table-cell>
          <table:table-cell table:style-name="ce2" office:value-type="string" calcext:value-type="string">
            <text:p>Vérification périodique pour l’installation du CRICR</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2">
          <table:table-cell table:style-name="ce1" office:value-type="string" calcext:value-type="string" table:number-columns-spanned="4" table:number-rows-spanned="1">
            <text:p>Vérifications réglementaires des installations électriques SIRIUS des locaux commun UIRC/PCTT</text:p>
          </table:table-cell>
          <table:covered-table-cell table:number-columns-repeated="3" table:style-name="ce1"/>
          <table:table-cell table:style-name="ce11" table:number-columns-repeated="252"/>
          <table:table-cell table:number-columns-repeated="768"/>
        </table:table-row>
        <table:table-row table:style-name="ro3">
          <table:table-cell table:style-name="ce2" office:value-type="string" calcext:value-type="string">
            <text:p>CRU201</text:p>
          </table:table-cell>
          <table:table-cell table:style-name="ce2" office:value-type="string" calcext:value-type="string">
            <text:p>Vérification périodique pour l’installation d’un Site Technique (ST)</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U202</text:p>
          </table:table-cell>
          <table:table-cell table:style-name="ce2" office:value-type="string" calcext:value-type="string">
            <text:p>Vérification périodique pour l’installation d’un Local de Concentration (LC)</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U203</text:p>
          </table:table-cell>
          <table:table-cell table:style-name="ce2" office:value-type="string" calcext:value-type="string">
            <text:p>Vérification périodique pour l’installation d’un Site de Concentration (SC)</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2">
          <table:table-cell table:style-name="ce1" office:value-type="string" calcext:value-type="string" table:number-columns-spanned="4" table:number-rows-spanned="1">
            <text:p>Vérifications réglementaires des installations électriques du PCTT Nord</text:p>
          </table:table-cell>
          <table:covered-table-cell table:number-columns-repeated="3" table:style-name="ce1"/>
          <table:table-cell table:style-name="ce11" table:number-columns-repeated="252"/>
          <table:table-cell table:number-columns-repeated="768"/>
        </table:table-row>
        <table:table-row table:style-name="ro4">
          <table:table-cell table:style-name="ce2" office:value-type="string" calcext:value-type="string">
            <text:p>CRN101</text:p>
          </table:table-cell>
          <table:table-cell table:style-name="ce2" office:value-type="string" calcext:value-type="string">
            <text:p>Vérification périodique des installations (telles que décrites dans le CCTP et son annexe) du Poste Routeclair du Tunnel du Landy</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2</text:p>
          </table:table-cell>
          <table:table-cell table:style-name="ce2" office:value-type="string" calcext:value-type="string">
            <text:p>Vérification périodique des installations (telles que décrites dans le CCTP et son annexe) du Poste Passoudi du Tunnel du Landy</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3</text:p>
          </table:table-cell>
          <table:table-cell table:style-name="ce2" office:value-type="string" calcext:value-type="string">
            <text:p>Vérification périodique des installations (telles que décrites dans le CCTP et son annexe) du Poste Landy Nord du Tunnel du Landy</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4</text:p>
          </table:table-cell>
          <table:table-cell table:style-name="ce2" office:value-type="string" calcext:value-type="string">
            <text:p>Vérification périodique des installations (telles que décrites dans le CCTP et son annexe) du Poste Landy Sud du Tunnel du Landy</text:p>
          </table:table-cell>
          <table:table-cell table:style-name="ce7" office:value-type="string" calcext:value-type="string">
            <text:p>F</text:p>
          </table:table-cell>
          <table:table-cell table:style-name="ce9" office:value-type="currency" office:currency="EUR" office:value="200" calcext:value-type="currency">
            <text:p>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5</text:p>
          </table:table-cell>
          <table:table-cell table:style-name="ce2" office:value-type="string" calcext:value-type="string">
            <text:p>Vérification périodique des installations (telles que décrites dans le CCTP et son annexe) du Poste Diderot Est et Ouest du Tunnel du Landy</text:p>
          </table:table-cell>
          <table:table-cell table:style-name="ce7" office:value-type="string" calcext:value-type="string">
            <text:p>F</text:p>
          </table:table-cell>
          <table:table-cell table:style-name="ce9" office:value-type="currency" office:currency="EUR" office:value="200" calcext:value-type="currency">
            <text:p>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6</text:p>
          </table:table-cell>
          <table:table-cell table:style-name="ce2" office:value-type="string" calcext:value-type="string">
            <text:p>Vérification périodique des installations (telles que décrites dans le CCTP et son annexe) du Poste Genève du Tunnel de la Courneuve</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7</text:p>
          </table:table-cell>
          <table:table-cell table:style-name="ce2" office:value-type="string" calcext:value-type="string">
            <text:p>Vérification périodique des installations (telles que décrites dans le CCTP et son annexe) Couverture Norton</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8</text:p>
          </table:table-cell>
          <table:table-cell table:style-name="ce2" office:value-type="string" calcext:value-type="string">
            <text:p>Vérification périodique des installations (telles que décrites dans le CCTP et son annexe) Couverture Lumen</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09</text:p>
          </table:table-cell>
          <table:table-cell table:style-name="ce2" office:value-type="string" calcext:value-type="string">
            <text:p>Vérification périodique des installations (telles que décrites dans le CCTP et son annexe) du Poste Aération du Tunnel de Bobigny</text:p>
          </table:table-cell>
          <table:table-cell table:style-name="ce7" office:value-type="string" calcext:value-type="string">
            <text:p>F</text:p>
          </table:table-cell>
          <table:table-cell table:style-name="ce9" office:value-type="currency" office:currency="EUR" office:value="200" calcext:value-type="currency">
            <text:p>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10</text:p>
          </table:table-cell>
          <table:table-cell table:style-name="ce2" office:value-type="string" calcext:value-type="string">
            <text:p>Vérification périodique des installations (telles que décrites dans le CCTP et son annexe) du Sous-Poste 1 ou 2 ou 3 ou 4 ou 5 du Tunnel de Bobigny</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11</text:p>
          </table:table-cell>
          <table:table-cell table:style-name="ce2" office:value-type="string" calcext:value-type="string">
            <text:p>Vérification périodique des installations (telles que décrites dans le CCTP et son annexe) du Poste Préfecture du Tunnel de Bobigny</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12</text:p>
          </table:table-cell>
          <table:table-cell table:style-name="ce2" office:value-type="string" calcext:value-type="string">
            <text:p>Vérification périodique des installations (telles que décrites dans le CCTP et son annexe) de la Station 6 Routes du Tunnel de Bobigny</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13</text:p>
          </table:table-cell>
          <table:table-cell table:style-name="ce2" office:value-type="string" calcext:value-type="string">
            <text:p>Vérification périodique des installations (telles que décrites dans le CCTP et son annexe) de la Station Repiquet du Tunnel de Bobigny</text:p>
          </table:table-cell>
          <table:table-cell table:style-name="ce7" office:value-type="string" calcext:value-type="string">
            <text:p>F</text:p>
          </table:table-cell>
          <table:table-cell table:style-name="ce9" office:value-type="currency" office:currency="EUR" office:value="200" calcext:value-type="currency">
            <text:p>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14</text:p>
          </table:table-cell>
          <table:table-cell table:style-name="ce2" office:value-type="string" calcext:value-type="string">
            <text:p>Vérification périodique des installations (telles que décrites dans le CCTP et son annexe) du Poste du Tunnel de Taverny</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15</text:p>
          </table:table-cell>
          <table:table-cell table:style-name="ce2" office:value-type="string" calcext:value-type="string">
            <text:p>Vérification périodique des installations (telles que décrites dans le CCTP et son annexe) des Bâtiments Shelter et Radio</text:p>
          </table:table-cell>
          <table:table-cell table:style-name="ce7" office:value-type="string" calcext:value-type="string">
            <text:p>F</text:p>
          </table:table-cell>
          <table:table-cell table:style-name="ce9" office:value-type="currency" office:currency="EUR" office:value="200" calcext:value-type="currency">
            <text:p>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N116</text:p>
          </table:table-cell>
          <table:table-cell table:style-name="ce2" office:value-type="string" calcext:value-type="string">
            <text:p>Vérification périodique des installations (telles que décrites dans le CCTP et son annexe) du PCTT de Saint-Denis</text:p>
          </table:table-cell>
          <table:table-cell table:style-name="ce7" office:value-type="string" calcext:value-type="string">
            <text:p>F</text:p>
          </table:table-cell>
          <table:table-cell table:style-name="ce9" office:value-type="currency" office:currency="EUR" office:value="2400" calcext:value-type="currency">
            <text:p>2 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5">
          <table:table-cell table:style-name="ce1" office:value-type="string" calcext:value-type="string" table:number-columns-spanned="4" table:number-rows-spanned="1">
            <text:p>Vérifications réglementaires des installations électriques du PCTT Est</text:p>
          </table:table-cell>
          <table:covered-table-cell table:number-columns-repeated="3" table:style-name="ce1"/>
          <table:table-cell table:style-name="ce11" table:number-columns-repeated="252"/>
          <table:table-cell table:number-columns-repeated="768"/>
        </table:table-row>
        <table:table-row table:style-name="ro4">
          <table:table-cell table:style-name="ce2" office:value-type="string" calcext:value-type="string">
            <text:p>CRE101</text:p>
          </table:table-cell>
          <table:table-cell table:style-name="ce2" office:value-type="string" calcext:value-type="string">
            <text:p>Vérification périodique des installations (telles que décrites dans le CCTP et son annexe) de l’Usine du Port du Tunnel de Nogent</text:p>
          </table:table-cell>
          <table:table-cell table:style-name="ce7" office:value-type="string" calcext:value-type="string">
            <text:p>F</text:p>
          </table:table-cell>
          <table:table-cell table:style-name="ce9" office:value-type="currency" office:currency="EUR" office:value="1200" calcext:value-type="currency">
            <text:p>1 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E102</text:p>
          </table:table-cell>
          <table:table-cell table:style-name="ce2" office:value-type="string" calcext:value-type="string">
            <text:p>Vérification périodique des installations (telles que décrites dans le CCTP et son annexe) de l’Usine de la Gare du Tunnel de Nogent</text:p>
          </table:table-cell>
          <table:table-cell table:style-name="ce7" office:value-type="string" calcext:value-type="string">
            <text:p>F</text:p>
          </table:table-cell>
          <table:table-cell table:style-name="ce9" office:value-type="currency" office:currency="EUR" office:value="1200" calcext:value-type="currency">
            <text:p>1 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E103</text:p>
          </table:table-cell>
          <table:table-cell table:style-name="ce2" office:value-type="string" calcext:value-type="string">
            <text:p>Vérification périodique des installations (telles que décrites dans le CCTP et son annexe) de l’Usine de la Fourchette de Bry du Tunnel de Champigny</text:p>
          </table:table-cell>
          <table:table-cell table:style-name="ce7" office:value-type="string" calcext:value-type="string">
            <text:p>F</text:p>
          </table:table-cell>
          <table:table-cell table:style-name="ce9" office:value-type="currency" office:currency="EUR" office:value="1000" calcext:value-type="currency">
            <text:p>1 0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E104</text:p>
          </table:table-cell>
          <table:table-cell table:style-name="ce2" office:value-type="string" calcext:value-type="string">
            <text:p>Vérification périodique des installations (telles que décrites dans le CCTP et son annexe) de l’Usine des Boullereaux du Tunnel de Champigny</text:p>
          </table:table-cell>
          <table:table-cell table:style-name="ce7" office:value-type="string" calcext:value-type="string">
            <text:p>F</text:p>
          </table:table-cell>
          <table:table-cell table:style-name="ce9" office:value-type="currency" office:currency="EUR" office:value="1000" calcext:value-type="currency">
            <text:p>1 0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E105</text:p>
          </table:table-cell>
          <table:table-cell table:style-name="ce2" office:value-type="string" calcext:value-type="string">
            <text:p>Vérification périodique des installations (telles que décrites dans le CCTP et son annexe) du Poste CD60 du Tunnel de Thiais</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E106</text:p>
          </table:table-cell>
          <table:table-cell table:style-name="ce2" office:value-type="string" calcext:value-type="string">
            <text:p>Vérification périodique des installations (telles que décrites dans le CCTP et son annexe) du Poste PS1 ou PS2 du Tunnel de Thiais</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E107</text:p>
          </table:table-cell>
          <table:table-cell table:style-name="ce2" office:value-type="string" calcext:value-type="string">
            <text:p>Vérification périodique des installations (telles que décrites dans le CCTP et son annexe) GMA du tronc commun A4/A86</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E108</text:p>
          </table:table-cell>
          <table:table-cell table:style-name="ce2" office:value-type="string" calcext:value-type="string">
            <text:p>Vérification périodique des installations (telles que décrites dans le CCTP et son annexe) du PCTT de Champigny-sur-Marne</text:p>
          </table:table-cell>
          <table:table-cell table:style-name="ce7" office:value-type="string" calcext:value-type="string">
            <text:p>F</text:p>
          </table:table-cell>
          <table:table-cell table:style-name="ce9" office:value-type="currency" office:currency="EUR" office:value="2400" calcext:value-type="currency">
            <text:p>2 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E109</text:p>
          </table:table-cell>
          <table:table-cell table:style-name="ce2" office:value-type="string" calcext:value-type="string">
            <text:p>Vérification périodique pour l’installation d’un local de type Site Technique Thompson</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2">
          <table:table-cell table:style-name="ce1" office:value-type="string" calcext:value-type="string" table:number-columns-spanned="4" table:number-rows-spanned="1">
            <text:p>Vérifications réglementaires des installations électriques du PCTT Sud</text:p>
          </table:table-cell>
          <table:covered-table-cell table:number-columns-repeated="3" table:style-name="ce1"/>
          <table:table-cell table:style-name="ce11" table:number-columns-repeated="252"/>
          <table:table-cell table:number-columns-repeated="768"/>
        </table:table-row>
        <table:table-row table:style-name="ro4">
          <table:table-cell table:style-name="ce2" office:value-type="string" calcext:value-type="string">
            <text:p>CRS101</text:p>
          </table:table-cell>
          <table:table-cell table:style-name="ce2" office:value-type="string" calcext:value-type="string">
            <text:p>Vérification périodique des installations (telles que décrites dans le CCTP et son annexe) du Poste Léon Blum du Tunnel d’Antony</text:p>
          </table:table-cell>
          <table:table-cell table:style-name="ce7" office:value-type="string" calcext:value-type="string">
            <text:p>F</text:p>
          </table:table-cell>
          <table:table-cell table:style-name="ce9" office:value-type="currency" office:currency="EUR" office:value="1200" calcext:value-type="currency">
            <text:p>1 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2</text:p>
          </table:table-cell>
          <table:table-cell table:style-name="ce2" office:value-type="string" calcext:value-type="string">
            <text:p>Vérification périodique des installations (telles que décrites dans le CCTP et son annexe) du Complexe 1 du Tunnel d’Antony</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3</text:p>
          </table:table-cell>
          <table:table-cell table:style-name="ce2" office:value-type="string" calcext:value-type="string">
            <text:p>Vérification périodique des installations (telles que décrites dans le CCTP et son annexe) du Complexe 2 du Tunnel d’Antony</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4</text:p>
          </table:table-cell>
          <table:table-cell table:style-name="ce2" office:value-type="string" calcext:value-type="string">
            <text:p>Vérification périodique des installations (telles que décrites dans le CCTP et son annexe) du Complexe 3 du Tunnel d’Antony</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5</text:p>
          </table:table-cell>
          <table:table-cell table:style-name="ce2" office:value-type="string" calcext:value-type="string">
            <text:p>Vérification périodique des installations (telles que décrites dans le CCTP et son annexe) du Poste Danièle du Tunnel de Fresnes</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6</text:p>
          </table:table-cell>
          <table:table-cell table:style-name="ce2" office:value-type="string" calcext:value-type="string">
            <text:p>Vérification périodique des installations (telles que décrites dans le CCTP et son annexe) du Poste Nouvelle Cabine du Tunnel de la Porte d’Orléans A6a</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7</text:p>
          </table:table-cell>
          <table:table-cell table:style-name="ce2" office:value-type="string" calcext:value-type="string">
            <text:p>Vérification périodique des installations (telles que décrites dans le CCTP et son annexe) du Poste Embouche du Tunnel de Bicêtre A6b</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8</text:p>
          </table:table-cell>
          <table:table-cell table:style-name="ce2" office:value-type="string" calcext:value-type="string">
            <text:p>Vérification périodique des installations (telles que décrites dans le CCTP et son annexe) du Poste Blanche du Tunnel de Bicêtre A6b</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09</text:p>
          </table:table-cell>
          <table:table-cell table:style-name="ce2" office:value-type="string" calcext:value-type="string">
            <text:p>Vérification périodique des installations (telles que décrites dans le CCTP et son annexe) du Poste Poterne du Tunnel d’Italie A6b</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10</text:p>
          </table:table-cell>
          <table:table-cell table:style-name="ce2" office:value-type="string" calcext:value-type="string">
            <text:p>Vérification périodique des installations (telles que décrites dans le CCTP et son annexe) du Tunnel d’Orly</text:p>
          </table:table-cell>
          <table:table-cell table:style-name="ce7" office:value-type="string" calcext:value-type="string">
            <text:p>F</text:p>
          </table:table-cell>
          <table:table-cell table:style-name="ce9" office:value-type="currency" office:currency="EUR" office:value="200" calcext:value-type="currency">
            <text:p>2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S111</text:p>
          </table:table-cell>
          <table:table-cell table:style-name="ce2" office:value-type="string" calcext:value-type="string">
            <text:p>Vérification périodique des installations (telles que décrites dans le CCTP et son annexe) du PCTT d’Arcueil</text:p>
          </table:table-cell>
          <table:table-cell table:style-name="ce7" office:value-type="string" calcext:value-type="string">
            <text:p>F</text:p>
          </table:table-cell>
          <table:table-cell table:style-name="ce9" office:value-type="currency" office:currency="EUR" office:value="2400" calcext:value-type="currency">
            <text:p>2 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5">
          <table:table-cell table:style-name="ce1" office:value-type="string" calcext:value-type="string" table:number-columns-spanned="4" table:number-rows-spanned="1">
            <text:p>Vérifications réglementaires des installations électriques du PCTT Ouest</text:p>
          </table:table-cell>
          <table:covered-table-cell table:number-columns-repeated="3" table:style-name="ce1"/>
          <table:table-cell table:style-name="ce11" table:number-columns-repeated="252"/>
          <table:table-cell table:number-columns-repeated="768"/>
        </table:table-row>
        <table:table-row table:style-name="ro4">
          <table:table-cell table:style-name="ce2" office:value-type="string" calcext:value-type="string">
            <text:p>CRO101</text:p>
          </table:table-cell>
          <table:table-cell table:style-name="ce2" office:value-type="string" calcext:value-type="string">
            <text:p>Vérification périodique des installations (telles que décrites dans le CCTP et son annexe) du Poste du Tunnel de Sévines</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02</text:p>
          </table:table-cell>
          <table:table-cell table:style-name="ce2" office:value-type="string" calcext:value-type="string">
            <text:p>Vérification périodique des installations (telles que décrites dans le CCTP et son annexe) du Poste Neuilly Est ou Neuilly Ouest du Tunnel de Neuilly</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03</text:p>
          </table:table-cell>
          <table:table-cell table:style-name="ce2" office:value-type="string" calcext:value-type="string">
            <text:p>Vérification périodique des installations (telles que décrites dans le CCTP et son annexe) de l’Usine A1 du Tunnel Complexe A14/A86</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04</text:p>
          </table:table-cell>
          <table:table-cell table:style-name="ce2" office:value-type="string" calcext:value-type="string">
            <text:p>Vérification périodique des installations (telles que décrites dans le CCTP et son annexe) de l’Usine A2 ou A3 ou A5 ou A6 ou A7 ou A8 ou A9 ou A11 du Tunnel Complexe A14/A86</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05</text:p>
          </table:table-cell>
          <table:table-cell table:style-name="ce2" office:value-type="string" calcext:value-type="string">
            <text:p>Vérification périodique des installations (telles que décrites dans le CCTP et son annexe) du Poste B Nord ou B Sud du Tunnel Complexe A14/A86</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6">
          <table:table-cell table:style-name="ce2" office:value-type="string" calcext:value-type="string">
            <text:p>CRO106</text:p>
          </table:table-cell>
          <table:table-cell table:style-name="ce2" office:value-type="string" calcext:value-type="string">
            <text:p>Vérification périodique des installations (telles que décrites dans le CCTP et son annexe) du Poste C Nord ou C Sud ou C Annexe ou D Nord ou D Sud du Tunnel Complexe A14/A86</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07</text:p>
          </table:table-cell>
          <table:table-cell table:style-name="ce2" office:value-type="string" calcext:value-type="string">
            <text:p>Vérification périodique des installations (telles que décrites dans le CCTP et son annexe) du Poste X Nord ou X Sud du Tunnel Complexe A14/A86</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08</text:p>
          </table:table-cell>
          <table:table-cell table:style-name="ce6" office:value-type="string" calcext:value-type="string">
            <text:p>Vérification périodique des installations (telles que décrites dans le CCTP et son annexe) du Poste A86 Nord Anatole France</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table-cell table:style-name="ce6"/>
          <table:table-cell table:style-name="ce7"/>
          <table:table-cell table:style-name="ce2"/>
          <table:table-cell table:number-columns-repeated="1020"/>
        </table:table-row>
        <table:table-row table:style-name="ro4">
          <table:table-cell table:style-name="ce2" office:value-type="string" calcext:value-type="string">
            <text:p>CRO109</text:p>
          </table:table-cell>
          <table:table-cell table:style-name="ce6" office:value-type="string" calcext:value-type="string">
            <text:p>Vérification périodique des installations (telles que décrites dans le CCTP et son annexe) du Poste A86 Sud Hoche</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table-cell table:style-name="ce6"/>
          <table:table-cell table:style-name="ce7"/>
          <table:table-cell table:style-name="ce2"/>
          <table:table-cell table:number-columns-repeated="1020"/>
        </table:table-row>
        <table:table-row table:style-name="ro4">
          <table:table-cell table:style-name="ce2" office:value-type="string" calcext:value-type="string">
            <text:p>CRO110</text:p>
          </table:table-cell>
          <table:table-cell table:style-name="ce2" office:value-type="string" calcext:value-type="string">
            <text:p>Vérification périodique des installations (telles que décrites dans le CCTP et son annexe) du Poste B1 ou B3 du Tunnel Complexe A14/A86</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1</text:p>
          </table:table-cell>
          <table:table-cell table:style-name="ce2" office:value-type="string" calcext:value-type="string">
            <text:p>Vérification périodique des installations (telles que décrites dans le CCTP et son annexe) du Poste Faidherbes du Tunnel Complexe A14/A86</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2</text:p>
          </table:table-cell>
          <table:table-cell table:style-name="ce2" office:value-type="string" calcext:value-type="string">
            <text:p>Vérification périodique des installations (telles que décrites dans le CCTP et son annexe) du Poste Jules Quentin du Tunnel Complexe A14/A86</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3</text:p>
          </table:table-cell>
          <table:table-cell table:style-name="ce2" office:value-type="string" calcext:value-type="string">
            <text:p>Vérification périodique des installations (telles que décrites dans le CCTP et son annexe) du Poste Accacia du Tunnel Bellerive</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4</text:p>
          </table:table-cell>
          <table:table-cell table:style-name="ce2" office:value-type="string" calcext:value-type="string">
            <text:p>Vérification périodique des installations (telles que décrites dans le CCTP et son annexe) du Poste Breguet du Tunnel Bellerive</text:p>
          </table:table-cell>
          <table:table-cell table:style-name="ce7" office:value-type="string" calcext:value-type="string">
            <text:p>F</text:p>
          </table:table-cell>
          <table:table-cell table:style-name="ce9" office:value-type="currency" office:currency="EUR" office:value="500" calcext:value-type="currency">
            <text:p>5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5</text:p>
          </table:table-cell>
          <table:table-cell table:style-name="ce2" office:value-type="string" calcext:value-type="string">
            <text:p>Vérification périodique des installations (telles que décrites dans le CCTP et son annexe) du Poste Stade du Tunnel Bellerive</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6</text:p>
          </table:table-cell>
          <table:table-cell table:style-name="ce2" office:value-type="string" calcext:value-type="string">
            <text:p>Vérification périodique des installations (telles que décrites dans le CCTP et son annexe) du Poste Ouest du Tunnel Ambroise Paré</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7</text:p>
          </table:table-cell>
          <table:table-cell table:style-name="ce2" office:value-type="string" calcext:value-type="string">
            <text:p>Vérification périodique des installations (telles que décrites dans le CCTP et son annexe) du Poste Est du Tunnel Ambroise Paré</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8</text:p>
          </table:table-cell>
          <table:table-cell table:style-name="ce2" office:value-type="string" calcext:value-type="string">
            <text:p>Vérification périodique des installations (telles que décrites dans le CCTP et son annexe) du Poste Pompage point bas du Tunnel Ambroise Paré</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19</text:p>
          </table:table-cell>
          <table:table-cell table:style-name="ce2" office:value-type="string" calcext:value-type="string">
            <text:p>Vérification périodique des installations (telles que décrites dans le CCTP et son annexe) du Poste Paris du Tunnel Saint-Cloud</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20</text:p>
          </table:table-cell>
          <table:table-cell table:style-name="ce2" office:value-type="string" calcext:value-type="string">
            <text:p>Vérification périodique des installations (telles que décrites dans le CCTP et son annexe) du Poste Province du Tunnel Saint-Cloud</text:p>
          </table:table-cell>
          <table:table-cell table:style-name="ce7" office:value-type="string" calcext:value-type="string">
            <text:p>F</text:p>
          </table:table-cell>
          <table:table-cell table:style-name="ce9" office:value-type="currency" office:currency="EUR" office:value="300" calcext:value-type="currency">
            <text:p>3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21</text:p>
          </table:table-cell>
          <table:table-cell table:style-name="ce2" office:value-type="string" calcext:value-type="string">
            <text:p>Vérification périodique des installations (telles que décrites dans le CCTP et son annexe) du Poste Tête de puits du Tunnel Saint-Cloud</text:p>
          </table:table-cell>
          <table:table-cell table:style-name="ce7" office:value-type="string" calcext:value-type="string">
            <text:p>F</text:p>
          </table:table-cell>
          <table:table-cell table:style-name="ce9" office:value-type="currency" office:currency="EUR" office:value="500" calcext:value-type="currency">
            <text:p>5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22</text:p>
          </table:table-cell>
          <table:table-cell table:style-name="ce2" office:value-type="string" calcext:value-type="string">
            <text:p>Vérification périodique des installations (telles que décrites dans le CCTP et son annexe) du Poste Adouze du Tunnl Fontenay-le-Fleury</text:p>
          </table:table-cell>
          <table:table-cell table:style-name="ce7" office:value-type="string" calcext:value-type="string">
            <text:p>F</text:p>
          </table:table-cell>
          <table:table-cell table:style-name="ce9" office:value-type="currency" office:currency="EUR" office:value="400" calcext:value-type="currency">
            <text:p>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23</text:p>
          </table:table-cell>
          <table:table-cell table:style-name="ce2" office:value-type="string" calcext:value-type="string">
            <text:p>Vérification périodique des installations (telles que décrites dans le CCTP et son annexe) du Poste Pontchartrain du Tunnel Chennevières</text:p>
          </table:table-cell>
          <table:table-cell table:style-name="ce7" office:value-type="string" calcext:value-type="string">
            <text:p>F</text:p>
          </table:table-cell>
          <table:table-cell table:style-name="ce9" office:value-type="currency" office:currency="EUR" office:value="500" calcext:value-type="currency">
            <text:p>5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O124</text:p>
          </table:table-cell>
          <table:table-cell table:style-name="ce2" office:value-type="string" calcext:value-type="string">
            <text:p>Vérification périodique des installations (telles que décrites dans le CCTP et son annexe) du PCTT de Nanterre</text:p>
          </table:table-cell>
          <table:table-cell table:style-name="ce7" office:value-type="string" calcext:value-type="string">
            <text:p>F</text:p>
          </table:table-cell>
          <table:table-cell table:style-name="ce9" office:value-type="currency" office:currency="EUR" office:value="2400" calcext:value-type="currency">
            <text:p>2 4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5">
          <table:table-cell table:style-name="ce1" office:value-type="string" calcext:value-type="string" table:number-columns-spanned="4" table:number-rows-spanned="1">
            <text:p>Prestations Communes</text:p>
          </table:table-cell>
          <table:covered-table-cell table:number-columns-repeated="3" table:style-name="ce1"/>
          <table:table-cell table:style-name="ce11" table:number-columns-repeated="252"/>
          <table:table-cell table:number-columns-repeated="768"/>
        </table:table-row>
        <table:table-row table:style-name="ro3">
          <table:table-cell table:style-name="ce2" office:value-type="string" calcext:value-type="string">
            <text:p>CRC101</text:p>
          </table:table-cell>
          <table:table-cell table:style-name="ce2" office:value-type="string" calcext:value-type="string">
            <text:p>Vérification réglementaire d’un dispositif de levage inférieur ou égal à 3 tonnes</text:p>
          </table:table-cell>
          <table:table-cell table:style-name="ce7" office:value-type="string" calcext:value-type="string">
            <text:p>F</text:p>
          </table:table-cell>
          <table:table-cell table:style-name="ce9" office:value-type="currency" office:currency="EUR" office:value="600" calcext:value-type="currency">
            <text:p>6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02</text:p>
          </table:table-cell>
          <table:table-cell table:style-name="ce2" office:value-type="string" calcext:value-type="string">
            <text:p>Vérification réglementaire d’un dispositif de levage compris entre 3 et 6 tonnes</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03</text:p>
          </table:table-cell>
          <table:table-cell table:style-name="ce2" office:value-type="string" calcext:value-type="string">
            <text:p>Vérification réglementaire d’un dispositif de levage supérieur à 6 tonnes</text:p>
          </table:table-cell>
          <table:table-cell table:style-name="ce7" office:value-type="string" calcext:value-type="string">
            <text:p>F</text:p>
          </table:table-cell>
          <table:table-cell table:style-name="ce9" office:value-type="currency" office:currency="EUR" office:value="1000" calcext:value-type="currency">
            <text:p>1 0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04</text:p>
          </table:table-cell>
          <table:table-cell table:style-name="ce2" office:value-type="string" calcext:value-type="string">
            <text:p>Vérification initiale d’un équipement de levage</text:p>
          </table:table-cell>
          <table:table-cell table:style-name="ce7" office:value-type="string" calcext:value-type="string">
            <text:p>Coef</text:p>
          </table:table-cell>
          <table:table-cell table:style-name="ce10" office:value-type="percentage" office:value="1" calcext:value-type="percentage">
            <text:p>1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05</text:p>
          </table:table-cell>
          <table:table-cell table:style-name="ce2" office:value-type="string" calcext:value-type="string">
            <text:p>Vérification électrique initiale d’un site</text:p>
          </table:table-cell>
          <table:table-cell table:style-name="ce7" office:value-type="string" calcext:value-type="string">
            <text:p>Coef</text:p>
          </table:table-cell>
          <table:table-cell table:style-name="ce10" office:value-type="percentage" office:value="0.3" calcext:value-type="percentage">
            <text:p>3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C106</text:p>
          </table:table-cell>
          <table:table-cell table:style-name="ce2" office:value-type="string" calcext:value-type="string">
            <text:p>Vérification périodique d’un équipement en bord de chaussée (armoire, alimentation d’un équipement trafic ou tunnel, ...)</text:p>
          </table:table-cell>
          <table:table-cell table:style-name="ce7" office:value-type="string" calcext:value-type="string">
            <text:p>F</text:p>
          </table:table-cell>
          <table:table-cell table:style-name="ce9" office:value-type="currency" office:currency="EUR" office:value="450" calcext:value-type="currency">
            <text:p>45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4">
          <table:table-cell table:style-name="ce2" office:value-type="string" calcext:value-type="string">
            <text:p>CRC107</text:p>
          </table:table-cell>
          <table:table-cell table:style-name="ce2" office:value-type="string" calcext:value-type="string">
            <text:p>Vérification périodique des équipements électriques et métalliques d’un tunnel (contrôles d’équipotentialité)</text:p>
          </table:table-cell>
          <table:table-cell table:style-name="ce7" office:value-type="string" calcext:value-type="string">
            <text:p>F</text:p>
          </table:table-cell>
          <table:table-cell table:style-name="ce9" office:value-type="currency" office:currency="EUR" office:value="800" calcext:value-type="currency">
            <text:p>8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12</text:p>
          </table:table-cell>
          <table:table-cell table:style-name="ce2" office:value-type="string" calcext:value-type="string">
            <text:p>Mise à disposition d’une nacelle de nuit, à pied d’œuvre</text:p>
          </table:table-cell>
          <table:table-cell table:style-name="ce7" office:value-type="string" calcext:value-type="string">
            <text:p>F</text:p>
          </table:table-cell>
          <table:table-cell table:style-name="ce9" office:value-type="currency" office:currency="EUR" office:value="900" calcext:value-type="currency">
            <text:p>90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13</text:p>
          </table:table-cell>
          <table:table-cell table:style-name="ce2" office:value-type="string" calcext:value-type="string">
            <text:p>Mise à disposition d’une nacelle de jour, à pied d’œuvre</text:p>
          </table:table-cell>
          <table:table-cell table:style-name="ce7" office:value-type="string" calcext:value-type="string">
            <text:p>F</text:p>
          </table:table-cell>
          <table:table-cell table:style-name="ce9" office:value-type="currency" office:currency="EUR" office:value="650" calcext:value-type="currency">
            <text:p>650,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14</text:p>
          </table:table-cell>
          <table:table-cell table:style-name="ce2" office:value-type="string" calcext:value-type="string">
            <text:p>Plus-value aux prix du BPU pour une prestation effectuée de nuit</text:p>
          </table:table-cell>
          <table:table-cell table:style-name="ce7" office:value-type="string" calcext:value-type="string">
            <text:p>Coef</text:p>
          </table:table-cell>
          <table:table-cell table:style-name="ce10" office:value-type="percentage" office:value="0.75" calcext:value-type="percentage">
            <text:p>75,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style-name="ce2" office:value-type="string" calcext:value-type="string">
            <text:p>CRC115</text:p>
          </table:table-cell>
          <table:table-cell table:style-name="ce2" office:value-type="string" calcext:value-type="string">
            <text:p><text:span text:style-name="T1">Surcoût du matériel de protection du coronavirus (masques, gel, …)</text:span></text:p>
          </table:table-cell>
          <table:table-cell table:style-name="ce7" office:value-type="string" calcext:value-type="string">
            <text:p>Coef</text:p>
          </table:table-cell>
          <table:table-cell table:style-name="ce10" office:value-type="percentage" office:value="0.02" calcext:value-type="percentage">
            <text:p>2,00 %</text:p>
          </table:table-cell>
          <table:table-cell table:number-columns-repeated="1020"/>
        </table:table-row>
        <table:table-row table:style-name="ro3">
          <table:table-cell table:style-name="ce2" table:number-columns-repeated="2"/>
          <table:table-cell table:style-name="ce7"/>
          <table:table-cell table:style-name="ce2"/>
          <table:table-cell table:number-columns-repeated="1020"/>
        </table:table-row>
        <table:table-row table:style-name="ro3">
          <table:table-cell table:number-columns-repeated="1024"/>
        </table:table-row>
        <table:table-row table:style-name="ro3">
          <table:table-cell table:number-columns-repeated="2"/>
          <table:table-cell table:style-name="ce3"/>
          <table:table-cell table:number-columns-repeated="1021"/>
        </table:table-row>
        <table:table-row table:style-name="ro3">
          <table:table-cell table:style-name="ce4" office:value-type="string" calcext:value-type="string">
            <text:p>Paris, le 09 novembre 2020</text:p>
          </table:table-cell>
          <table:table-cell table:style-name="ce4"/>
          <table:table-cell table:style-name="ce3"/>
          <table:table-cell table:number-columns-repeated="1021"/>
        </table:table-row>
        <table:table-row table:style-name="ro3">
          <table:table-cell table:number-columns-repeated="2"/>
          <table:table-cell table:style-name="ce3"/>
          <table:table-cell table:number-columns-repeated="1021"/>
        </table:table-row>
        <table:table-row table:style-name="ro3">
          <table:table-cell table:style-name="ce4" office:value-type="string" calcext:value-type="string">
            <text:p>Olivier CRESPIN</text:p>
          </table:table-cell>
          <table:table-cell table:style-name="ce4"/>
          <table:table-cell table:style-name="ce3"/>
          <table:table-cell table:number-columns-repeated="1021"/>
        </table:table-row>
        <table:table-row table:style-name="ro3">
          <table:table-cell table:style-name="ce4" office:value-type="string" calcext:value-type="string">
            <text:p>Directeur Animation des Ventes</text:p>
          </table:table-cell>
          <table:table-cell table:style-name="ce4"/>
          <table:table-cell table:style-name="ce3"/>
          <table:table-cell table:number-columns-repeated="1021"/>
        </table:table-row>
        <table:table-row table:style-name="ro3" table:number-rows-repeated="104840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1" svg:font-family="'Liberation San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2" style:language-complex="hi" style:country-complex="IN"/>
    </style:default-style>
    <number:number-style style:name="N0">
      <number:number number:min-integer-digits="1"/>
    </number:number-style>
    <number:currency-style style:name="N119P0" style:volatile="true">
      <number:number number:decimal-places="2" loext:min-decimal-places="2" number:min-integer-digits="1" number:grouping="true"/>
      <number:text> </number:text>
      <number:currency-symbol number:language="fr" number:country="FR">€</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9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 </number:text>
    </number:number-style>
    <number:number-style style:name="N112P1" style:volatile="true">
      <loext:text>-</loext:text>
      <loext:fill-character> </loext:fill-character>
      <number:number number:decimal-places="0" loext:min-decimal-places="0" number:min-integer-digits="1" number:grouping="true"/>
      <number:text> € </number:text>
    </number:number-style>
    <number:number-style style:name="N112P2" style:volatile="true">
      <loext:text> </loext:text>
      <loext:fill-character> </loext: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71mm" style:rotation-align="none"/>
      <style:text-properties fo:color="#000000" style:font-name="Liberation Sans1" fo:font-family="'Liberation Sans'" fo:font-size="11pt" style:font-size-asian="11pt" style:font-name-complex="Liberation Sans1" style:font-family-complex="'Liberation San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_20_3" style:display-name="Heading 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Liberation Sans1" fo:font-family="'Liberation Sans'" fo:font-size="16pt" fo:font-style="italic" fo:text-shadow="none" style:text-underline-style="none" fo:font-weight="bold" style:font-size-asian="16pt" style:font-style-asian="italic" style:font-weight-asian="bold" style:font-name-complex="Liberation Sans1" style:font-family-complex="'Liberation Sans'" style:font-size-complex="16pt" style:font-style-complex="italic" style:font-weight-complex="bold"/>
    </style:style>
    <style:style style:name="Heading1_20__28_user_29_" style:display-name="Heading1 (us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Liberation Sans1" fo:font-family="'Liberation Sans'" fo:font-size="16pt" fo:font-style="italic" fo:text-shadow="none" style:text-underline-style="none" fo:font-weight="bold" style:font-size-asian="16pt" style:font-style-asian="italic" style:font-weight-asian="bold" style:font-name-complex="Liberation Sans1" style:font-family-complex="'Liberation Sans'" style:font-size-complex="16pt" style:font-style-complex="italic"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_20__28_user_29_" style:display-name="Result (use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Liberation Sans1" fo:font-family="'Liberation San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size-complex="11pt" style:font-style-complex="italic" style:font-weight-complex="bold"/>
    </style:style>
    <style:style style:name="Result2_20__28_user_29_" style:display-name="Result2 (user)"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Liberation Sans1" fo:font-family="'Liberation San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4.99mm" fo:margin-bottom="14.99mm" fo:margin-left="14.99mm" fo:margin-right="14.99mm" style:print-page-order="ltr" style:scale-to="100%" style:table-centering="horizontal" style:writing-mode="lr-tb"/>
      <style:header-style>
        <style:header-footer-properties fo:min-height="7.5mm" fo:margin-left="4mm" fo:margin-right="4mm" fo:margin-bottom="6.12mm"/>
      </style:header-style>
      <style:footer-style>
        <style:header-footer-properties fo:min-height="7.5mm" fo:margin-left="4mm" fo:margin-right="4mm" fo:margin-top="6.12mm"/>
      </style:footer-style>
    </style:page-layout>
    <style:style style:name="MT1" style:family="text">
      <style:text-properties fo:color="#000000" style:text-outline="false" style:text-line-through-style="none" style:text-line-through-type="none" style:text-position="0% 100%"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P" style:display-name="PageStyle_BP"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style:region-right>
          <text:p><text:span text:style-name="MT1"><text:page-number>1</text:page-number></text:span><text:span text:style-name="MT1">/</text:span><text:span text:style-name="MT1"><text:page-count>99</text:page-count></text:span></text:p>
        </style:region-right>
      </style:footer>
      <style:footer-left style:display="false">
        <style:region-right>
          <text:p><text:span text:style-name="MT1"><text:page-number>1</text:page-number></text:span><text:span text:style-name="MT1">/</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4:02:34.266000000</meta:creation-date>
    <meta:editing-cycles>1</meta:editing-cycles>
    <meta:editing-duration>P0D</meta:editing-duration>
    <meta:document-statistic meta:table-count="1" meta:cell-count="326" meta:object-count="0"/>
    <meta:generator>LibreOffice/6.1.6.3.M14$Windows_X86_64 LibreOffice_project/41ee200cf4757de946a4b979e90b833b328d1531</meta:generator>
  </office:meta>
</office:document-meta>
</file>